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fo:min-height="1.549cm"/>
    </style:style>
    <style:style style:name="gr3" style:family="graphic" style:parent-style-name="standard">
      <style:graphic-properties draw:stroke="none" draw:fill="none" fo:min-height="1.85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12pt"/>
    </style:style>
    <style:style style:name="P2" style:family="paragraph">
      <style:paragraph-properties style:text-autospace="none"/>
      <style:text-properties fo:font-family="Monaco" style:font-family-generic="modern" style:font-pitch="fixed" fo:font-size="12pt" style:font-family-asian="Monaco" style:font-family-generic-asian="modern" style:font-pitch-asian="fixed" style:font-size-asian="14pt" style:font-family-complex="Monaco" style:font-family-generic-complex="modern" style:font-pitch-complex="fixed" style:font-size-complex="14pt"/>
    </style:style>
    <style:style style:name="P3" style:family="paragraph">
      <style:text-properties fo:font-size="12pt"/>
    </style:style>
    <style:style style:name="P4" style:family="paragraph">
      <style:text-properties fo:font-size="12pt" fo:font-style="italic" style:font-size-asian="13pt" style:font-style-asian="italic" style:font-size-complex="13pt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ize-asian="13pt" style:font-style-asian="italic" style:font-size-complex="13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397cm" svg:height="0.413cm" svg:x="11.16cm" svg:y="15.33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1.471cm" svg:height="1.838cm" svg:x="4.156cm" svg:y="14.076cm">
          <draw:text-box>
            <text:p text:style-name="P2"><text:s text:c="4"/>let y = 7 in</text:p>
            <text:p text:style-name="P2"><text:s text:c="6"/>let x = 3 in </text:p>
            <text:p text:style-name="P2"><text:s text:c="9"/>5 + (let <text:span text:style-name="T1">x</text:span> = 2 in x + y) * x</text:p>
          </draw:text-box>
        </draw:frame>
        <draw:custom-shape draw:style-name="gr1" draw:text-style-name="P1" draw:layer="layout" svg:width="8.209cm" svg:height="1.246cm" svg:x="5.618cm" svg:y="9.66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1.471cm" svg:height="2.106cm" svg:x="3.921cm" svg:y="9.009cm">
          <draw:text-box>
            <text:p text:style-name="P2"><text:s text:c="4"/>let y = 7 in</text:p>
            <text:p text:style-name="P2"><text:s text:c="6"/>let x = 3 in </text:p>
            <text:p text:style-name="P2"><text:s text:c="9"/>5 + (let x = 2 in x + y) * x</text:p>
          </draw:text-box>
        </draw:frame>
        <draw:frame draw:style-name="gr4" draw:text-style-name="P4" draw:layer="layout" svg:width="2.5cm" svg:height="0.721cm" svg:x="11.449cm" svg:y="9.109cm">
          <draw:text-box>
            <text:p text:style-name="P3"><text:span text:style-name="T2">Scope of y</text:span></text:p>
          </draw:text-box>
        </draw:frame>
        <draw:frame draw:style-name="gr4" draw:text-style-name="P4" draw:layer="layout" svg:width="3.982cm" svg:height="0.721cm" svg:x="10.093cm" svg:y="14.726cm">
          <draw:text-box>
            <text:p text:style-name="P3"><text:span text:style-name="T2">Scope of second x</text:span></text:p>
          </draw:text-box>
        </draw:frame>
        <draw:custom-shape draw:style-name="gr1" draw:text-style-name="P1" draw:layer="layout" svg:width="7.332cm" svg:height="0.74cm" svg:x="6.395cm" svg:y="12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494cm" svg:height="0.485cm" svg:x="10.879cm" svg:y="12.823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1.471cm" svg:height="2.106cm" svg:x="3.948cm" svg:y="11.576cm">
          <draw:text-box>
            <text:p text:style-name="P2"><text:s text:c="4"/>let y = 7 in</text:p>
            <text:p text:style-name="P2"><text:s text:c="6"/>let x = 3 in </text:p>
            <text:p text:style-name="P2"><text:s text:c="9"/>5 + (let x = 2 in x + y) * x</text:p>
          </draw:text-box>
        </draw:frame>
        <draw:frame draw:style-name="gr4" draw:text-style-name="P4" draw:layer="layout" svg:width="3.3cm" svg:height="0.721cm" svg:x="10.569cm" svg:y="12.11cm">
          <draw:text-box>
            <text:p text:style-name="P3"><text:span text:style-name="T2">Scope of first 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2-06T16:48:33</meta:creation-date>
    <dc:date>2013-02-06T16:58:40</dc:date>
    <meta:editing-duration>PT3M57S</meta:editing-duration>
    <meta:editing-cycles>2</meta:editing-cycles>
    <meta:generator>LibreOffice/3.6$MacOSX_x86 LibreOffice_project/58f22d5-270d05a-e2abed1-ea17a85-9b5702</meta:generator>
    <meta:document-statistic meta:object-count="10"/>
  </office:meta>
</office:document-meta>
</file>